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Heading_20_1">
      <style:paragraph-properties fo:break-before="page"/>
    </style:style>
    <style:style style:name="P14" style:family="paragraph" style:parent-style-name="Heading_20_3">
      <style:paragraph-properties fo:break-before="page"/>
    </style:style>
    <style:style style:name="P15" style:family="paragraph" style:parent-style-name="Heading_20_2">
      <style:paragraph-properties fo:break-before="page"/>
    </style:style>
    <style:style style:name="P16" style:family="paragraph" style:parent-style-name="Standard" style:list-style-name="L2">
      <style:text-properties fo:font-size="12pt" fo:font-weight="normal" style:font-size-asian="12pt" style:font-weight-asian="normal" style:font-size-complex="12pt" style:font-weight-complex="normal"/>
    </style:style>
    <style:style style:name="P17"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5298520883958113119" text:style-name="L1">
        <text:list-item>
          <text:p text:style-name="P17">As a player, I have access to a variety of maps that offer me different challenges and opportunities.</text:p>
        </text:list-item>
        <text:list-item>
          <text:p text:style-name="P17">As a player, I have the ability to save and load my game whenever I want.</text:p>
        </text:list-item>
        <text:list-item>
          <text:p text:style-name="P17">As a designer, I have a collection of intuitive and robust tools that allow me to design maps efficiently without concerning myself with the technical details of the game's implementation.</text:p>
        </text:list-item>
        <text:list-item>
          <text:p text:style-name="P17">The map that players play on looks like a cohesive object.</text:p>
        </text:list-item>
        <text:list-item>
          <text:p text:style-name="P17">The hierarchy of menus and screens works properly and in a way that allows designers to gracefully bypass it.</text:p>
        </text:list-item>
        <text:list-item>
          <text:p text:style-name="P17">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15" text:outline-level="2">Risk List</text:h>
      <text:list xml:id="list4579471460983569575" text:style-name="L2">
        <text:list-item>
          <text:p text:style-name="P16">My design isn't based on rigorous and repetitive playtesting, and it seems unlikely I'll be able to playtest it properly.</text:p>
          <text:list>
            <text:list-item>
              <text:p text:style-name="P16">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16">The map might not look like a cohesive object, which might severely affect both the game's aesthetics and the differentiation of various neighborhoods.</text:p>
          <text:list>
            <text:list-item>
              <text:p text:style-name="P16">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16">It might take too long to figure out how to partition the map into polygonal regions of terrain.</text:p>
          <text:list>
            <text:list-item>
              <text:p text:style-name="P16">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16">The game might not have proper victory or defeat conditions.</text:p>
          <text:list>
            <text:list-item>
              <text:p text:style-name="P16">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16">Unexpected problems might arise when I attempt to build the project to a deployable format.</text:p>
          <text:list>
            <text:list-item>
              <text:p text:style-name="P16">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16">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16">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16">I don't have a collection of maps that demonstrate the engaging complexity of the mechanical system I've built.</text:p>
          <text:list>
            <text:list-item>
              <text:p text:style-name="P16">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16">I don't have a clear way of teaching new players to play the game, or to limit the amount of new information I'm presenting them so that they can learn for themselves more easily.</text:p>
          <text:list>
            <text:list-item>
              <text:p text:style-name="P16">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16">The game's presentation might leave a lot to be desired, impacting player perception and thus player experience.</text:p>
          <text:list>
            <text:list-item>
              <text:p text:style-name="P16">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16">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16">Performance issues may continue to crop up, negatively impacting player experience on well-developed maps and weak hardware.</text:p>
          <text:list>
            <text:list-item>
              <text:p text:style-name="P16">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16">I don't have a way of saving more complex session configurations at design-time, which means that I cannot establish maps for the players to play that contain elements other than nodes and edges.</text:p>
          <text:list>
            <text:list-item>
              <text:p text:style-name="P16">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16">HighwayManagers continue not to update in anything approximating real-time, which could make that display element confusing and user-unfriendly.</text:p>
          <text:list>
            <text:list-item>
              <text:p text:style-name="P16">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15" text:outline-level="2">Sprint Backlog</text:h>
      <text:p text:style-name="Text_20_body"/>
      <text:h text:style-name="Heading_20_3" text:outline-level="3">To Do</text:h>
      <text:p text:style-name="Text_20_body">Critical (0 pomodoros of work remaining)</text:p>
      <text:list xml:id="list6106268645814161176" text:style-name="L3">
        <text:list-item>
          <text:p text:style-name="P3"/>
        </text:list-item>
      </text:list>
      <text:p text:style-name="Text_20_body"/>
      <text:p text:style-name="Text_20_body">Important (9 pomodoros of work remaining)</text:p>
      <text:list xml:id="list1230456645123600497" text:style-name="L4">
        <text:list-item>
          <text:p text:style-name="P4">Change the victory system so that it requires a stable or semi-stable configuration in order to reward victory.</text:p>
          <text:list>
            <text:list-item>
              <text:p text:style-name="P4">Estimated 1 pomodoro to complete.</text:p>
            </text:list-item>
          </text:list>
        </text:list-item>
        <text:list-item>
          <text:p text:style-name="P4">Implement a second map concept.</text:p>
          <text:list>
            <text:list-item>
              <text:p text:style-name="P4">Estimated 8 pomodoros to complete.</text:p>
            </text:list-item>
          </text:list>
        </text:list-item>
      </text:list>
      <text:p text:style-name="Text_20_body"/>
      <text:p text:style-name="Text_20_body">Desirable (31 pomodoros of work remaining)</text:p>
      <text:list xml:id="list2745569680140323582" text:style-name="L5">
        <text:list-item>
          <text:p text:style-name="P5">Build and test a web application, resolving any issues that might cause it to diverge from the game as viewed in Play Mode in the editor, or determine that it is not worth the effort.</text:p>
          <text:list>
            <text:list-item>
              <text:p text:style-name="P5">Estimated 5 pomodoros to complete.</text:p>
            </text:list-item>
          </text:list>
        </text:list-item>
        <text:list-item>
          <text:p text:style-name="P5">Profile the game and identify performance bottlenecks.</text:p>
          <text:list>
            <text:list-item>
              <text:p text:style-name="P5">Estimated 5 pomodoros to complete.</text:p>
            </text:list-item>
          </text:list>
        </text:list-item>
        <text:list-item>
          <text:p text:style-name="P5">Change HighwayManagerDisplay so that it periodically updates itself while open.</text:p>
          <text:list>
            <text:list-item>
              <text:p text:style-name="P5">Estimated 1 pomodoro to complete.</text:p>
            </text:list-item>
          </text:list>
        </text:list-item>
        <text:list-item>
          <text:p text:style-name="P5">Add sound effects to the creation, destruction, and completion of ConstructionZones.</text:p>
          <text:list>
            <text:list-item>
              <text:p text:style-name="P5">Estimated 3 pomodoros to complete.</text:p>
            </text:list-item>
          </text:list>
        </text:list-item>
        <text:list-item>
          <text:p text:style-name="P5">Add sound effects to the complexification and decomplexification of Societies.</text:p>
          <text:list>
            <text:list-item>
              <text:p text:style-name="P5">Estimated 3 pomodoros to complete.</text:p>
            </text:list-item>
          </text:list>
        </text:list-item>
        <text:list-item>
          <text:p text:style-name="P5">Modify Society complexities so that they have their own meshes and materials that societes them apply to themselves.</text:p>
          <text:list>
            <text:list-item>
              <text:p text:style-name="P5">Estimated 1 pomodoro to complete.</text:p>
            </text:list-item>
          </text:list>
        </text:list-item>
        <text:list-item>
          <text:p text:style-name="P5">Find meshes and materials for the various Society complexities.</text:p>
          <text:list>
            <text:list-item>
              <text:p text:style-name="P5">Estimated 8 pomodoros to complete.</text:p>
            </text:list-item>
          </text:list>
        </text:list-item>
        <text:list-item>
          <text:p text:style-name="P5">Add royalty-free music that plays in the background of the game.</text:p>
          <text:list>
            <text:list-item>
              <text:p text:style-name="P5">Estimated 3 pomodoros to complete.</text:p>
            </text:list-item>
          </text:list>
        </text:list-item>
      </text:list>
      <text:p text:style-name="Text_20_body"/>
      <text:h text:style-name="P14" text:outline-level="3">In Progress</text:h>
      <text:p text:style-name="Text_20_body"/>
      <text:p text:style-name="Text_20_body">Critical</text:p>
      <text:list xml:id="list32473656" text:continue-list="list6106268645814161176" text:style-name="L3">
        <text:list-item text:start-value="1">
          <text:p text:style-name="P3"><text:s/></text:p>
        </text:list-item>
      </text:list>
      <text:p text:style-name="Text_20_body"/>
      <text:p text:style-name="Text_20_body">Important</text:p>
      <text:list xml:id="list6805957799583752059" text:style-name="L6">
        <text:list-item>
          <text:p text:style-name="P6"/>
        </text:list-item>
      </text:list>
      <text:p text:style-name="Text_20_body"/>
      <text:p text:style-name="Text_20_body">Desirable</text:p>
      <text:list xml:id="list1679751571944451348" text:style-name="L7">
        <text:list-item>
          <text:p text:style-name="P7">Add sound effects to the drawing of highways.</text:p>
          <text:list>
            <text:list-item>
              <text:p text:style-name="P7">Estimated 2 pomodoros to complete.</text:p>
            </text:list-item>
          </text:list>
        </text:list-item>
      </text:list>
      <text:p text:style-name="Text_20_body"/>
      <text:h text:style-name="P14" text:outline-level="3">Completed</text:h>
      <text:p text:style-name="Text_20_body"/>
      <text:p text:style-name="Text_20_body">Critical</text:p>
      <text:list xml:id="list6223710924479773799" text:style-name="L8">
        <text:list-item>
          <text:p text:style-name="P8">Extend session saving and loading so that it can save map configurations at design time and load them as new games during runtime.</text:p>
          <text:list>
            <text:list-item>
              <text:p text:style-name="P8">Estimated 2 pomodoros to complete.</text:p>
            </text:list-item>
            <text:list-item>
              <text:p text:style-name="P8">Took 3 to complete.</text:p>
            </text:list-item>
          </text:list>
        </text:list-item>
        <text:list-item>
          <text:p text:style-name="P8">Change serializable sessions so that they have and display descriptions and the number of points necessary to achieve victory on them.</text:p>
          <text:list>
            <text:list-item>
              <text:p text:style-name="P8">Estimated 1 pomodoro to complete.</text:p>
            </text:list-item>
            <text:list-item>
              <text:p text:style-name="P8">Took 2 to complete.</text:p>
            </text:list-item>
          </text:list>
        </text:list-item>
        <text:list-item>
          <text:p text:style-name="P8">Establish a series of lessons that players need to learn in order to play the game properly.</text:p>
          <text:list>
            <text:list-item>
              <text:p text:style-name="P8">Estimate 2 pomodoros to complete.</text:p>
            </text:list-item>
            <text:list-item>
              <text:p text:style-name="P8">Took 2 to complete.</text:p>
            </text:list-item>
          </text:list>
        </text:list-item>
        <text:list-item>
          <text:p text:style-name="P8">Implement the creation of highways at design time.</text:p>
          <text:list>
            <text:list-item>
              <text:p text:style-name="P8">Estimated 4 pomodoros to complete.</text:p>
            </text:list-item>
            <text:list-item>
              <text:p text:style-name="P8">Took 9 to complete.</text:p>
            </text:list-item>
          </text:list>
        </text:list-item>
        <text:list-item>
          <text:p text:style-name="P8">Consolidate most (or all) of the disparate editor code into a single window, and use the consolidation to improve the experience of designing maps.</text:p>
          <text:list>
            <text:list-item>
              <text:p text:style-name="P8">Estimated 5 pomodoros to complete.</text:p>
            </text:list-item>
            <text:list-item>
              <text:p text:style-name="P8">Took 5 to complete.</text:p>
            </text:list-item>
          </text:list>
        </text:list-item>
        <text:list-item>
          <text:p text:style-name="P8">Implement and greenlight all of the unit tests.</text:p>
          <text:list>
            <text:list-item>
              <text:p text:style-name="P8">Estimated 3 pomodoros to complete.</text:p>
            </text:list-item>
            <text:list-item>
              <text:p text:style-name="P8">Took 4 to complete.</text:p>
            </text:list-item>
          </text:list>
        </text:list-item>
        <text:list-item>
          <text:p text:style-name="P8">Build a system that makes it easier to set highway permissions at design time.</text:p>
          <text:list>
            <text:list-item>
              <text:p text:style-name="P8">Estimated 2 pomodoros to complete.</text:p>
            </text:list-item>
            <text:list-item>
              <text:p text:style-name="P8">Took ~3 to complete.</text:p>
            </text:list-item>
          </text:list>
        </text:list-item>
        <text:list-item>
          <text:p text:style-name="P8">Create a series of maps that teach the necessary lessons.</text:p>
          <text:list>
            <text:list-item>
              <text:p text:style-name="P8">Estimated 5 pomodoros to complete.</text:p>
            </text:list-item>
            <text:list-item>
              <text:p text:style-name="P8">Took 7 to complete.</text:p>
            </text:list-item>
          </text:list>
        </text:list-item>
        <text:list-item>
          <text:p text:style-name="P8">Build a system that records the maps a player has beaten and controls player access to maps based on which other maps they've beaten, so that designers can force players to engage in one set of challenges before taking on another.</text:p>
          <text:list>
            <text:list-item text:start-value="1">
              <text:p text:style-name="P8">Estimated 3 pomodoros to complete.</text:p>
            </text:list-item>
            <text:list-item>
              <text:p text:style-name="P8">Took ~4 to complete.</text:p>
            </text:list-item>
          </text:list>
        </text:list-item>
        <text:list-item>
          <text:p text:style-name="P8">Establish some sort of splash screen that displays when victory has been achieved on a given map.</text:p>
          <text:list>
            <text:list-item>
              <text:p text:style-name="P8">Estimated 2 pomodoros to complete.</text:p>
            </text:list-item>
            <text:list-item>
              <text:p text:style-name="P8"><text:soft-page-break/>Took ~1 to complete.</text:p>
            </text:list-item>
          </text:list>
        </text:list-item>
        <text:list-item>
          <text:p text:style-name="P8">Build some number of interesting challenges or situations that players might find engaging.</text:p>
          <text:list>
            <text:list-item text:start-value="1">
              <text:p text:style-name="P8">Estimated 2 pomodoros to complete.</text:p>
            </text:list-item>
            <text:list-item>
              <text:p text:style-name="P8">Took 1 to complete.</text:p>
            </text:list-item>
          </text:list>
        </text:list-item>
        <text:list-item>
          <text:p text:style-name="P8">Implement one of the map concepts.</text:p>
          <text:list>
            <text:list-item>
              <text:p text:style-name="P8">Estimated 8 pomodoros to complete.</text:p>
            </text:list-item>
            <text:list-item>
              <text:p text:style-name="P8">Took ~5 to complete.</text:p>
            </text:list-item>
          </text:list>
        </text:list-item>
        <text:list-item>
          <text:p text:style-name="P8">Build and test a standalone deployable, resolving any issues that might cause it to diverge from the game as viewed in Play Mode in the editor.</text:p>
          <text:list>
            <text:list-item text:start-value="1">
              <text:p text:style-name="P8">Estimated 5 pomodoros to complete.</text:p>
            </text:list-item>
            <text:list-item>
              <text:p text:style-name="P8">Took 3 to complete.</text:p>
            </text:list-item>
          </text:list>
        </text:list-item>
        <text:list-item>
          <text:p text:style-name="P8">Repair all of the maps that were broken by changes to the Sessions module.</text:p>
          <text:list>
            <text:list-item>
              <text:p text:style-name="P8">Estimated 8 pomodoros to complete.</text:p>
            </text:list-item>
            <text:list-item>
              <text:p text:style-name="P8">Took 1 to complete.</text:p>
            </text:list-item>
          </text:list>
        </text:list-item>
        <text:list-item>
          <text:p text:style-name="P8">Resolve the issues with SerializableSession incompatibility.</text:p>
          <text:list>
            <text:list-item>
              <text:p text:style-name="P8">No estimate provided.</text:p>
            </text:list-item>
            <text:list-item>
              <text:p text:style-name="P8">Took 8 pomodoros to complete.</text:p>
            </text:list-item>
          </text:list>
        </text:list-item>
        <text:list-item>
          <text:p text:style-name="P8">Rebuild all of the maps that were broken.</text:p>
          <text:list>
            <text:list-item>
              <text:p text:style-name="P8">Estimated 5 pomodoros to complete.</text:p>
            </text:list-item>
            <text:list-item>
              <text:p text:style-name="P8">Took 6 to complete.</text:p>
            </text:list-item>
          </text:list>
        </text:list-item>
      </text:list>
      <text:p text:style-name="Text_20_body"/>
      <text:p text:style-name="Text_20_body">Important</text:p>
      <text:list xml:id="list8928631027151969044" text:style-name="L9">
        <text:list-item>
          <text:p text:style-name="P9"><text:s/>Transfer a version of the HexGrid from MerchantRepublics into UnityCustomUtilities.</text:p>
          <text:list>
            <text:list-item>
              <text:p text:style-name="P9">Estimated 5 pomodoros to complete.</text:p>
            </text:list-item>
            <text:list-item>
              <text:p text:style-name="P9">Took 4 to complete.</text:p>
            </text:list-item>
          </text:list>
        </text:list-item>
        <text:list-item>
          <text:p text:style-name="P9">Create and test a subclass of HexGrid that creates hexes properly.</text:p>
          <text:list>
            <text:list-item>
              <text:p text:style-name="P9">Estimated 3 pomodoros to complete.</text:p>
            </text:list-item>
            <text:list-item>
              <text:p text:style-name="P9">Took ~ 3 to complete.</text:p>
            </text:list-item>
          </text:list>
        </text:list-item>
        <text:list-item>
          <text:p text:style-name="P9">Build a system that assigns TerrainTypes to hexes in the HexGrid based on the nearest MapNode, within some maximum distance.</text:p>
          <text:list>
            <text:list-item text:start-value="1">
              <text:p text:style-name="P9">Estimated 2 pomodoros to complete.</text:p>
            </text:list-item>
            <text:list-item>
              <text:p text:style-name="P9">Took 1 to complete.</text:p>
            </text:list-item>
          </text:list>
        </text:list-item>
        <text:list-item>
          <text:p text:style-name="P9">Alter the terrain grid so that it associates hexes with their nearest node and outlines terrain regions centered on nodes.</text:p>
          <text:list>
            <text:list-item>
              <text:p text:style-name="P9">Estimated 3 pomodoros to complete.</text:p>
            </text:list-item>
            <text:list-item>
              <text:p text:style-name="P9">Took 10 to complete.</text:p>
            </text:list-item>
          </text:list>
        </text:list-item>
        <text:list-item>
          <text:p text:style-name="P9">Integrate the HexGrid-driven terrain drawer into SessionManager and SerializableSession.</text:p>
          <text:list>
            <text:list-item>
              <text:p text:style-name="P9">Estimated 3 pomodoros to complete.</text:p>
            </text:list-item>
            <text:list-item>
              <text:p text:style-name="P9"><text:soft-page-break/>Took 1 to complete.</text:p>
            </text:list-item>
          </text:list>
        </text:list-item>
        <text:list-item>
          <text:p text:style-name="P9">Add new unit tests to account for new behaviour.</text:p>
          <text:list>
            <text:list-item>
              <text:p text:style-name="P9">Estimated 5 pomodoros to complete.</text:p>
            </text:list-item>
            <text:list-item>
              <text:p text:style-name="P9">Took 1 to complete, when wrapped up with the below task.</text:p>
            </text:list-item>
          </text:list>
        </text:list-item>
        <text:list-item>
          <text:p text:style-name="P9">Greenlight all existing unit tests.</text:p>
          <text:list>
            <text:list-item>
              <text:p text:style-name="P9">Estimated 3 pomodoros to complete.</text:p>
            </text:list-item>
            <text:list-item>
              <text:p text:style-name="P9">Took 10 to complete, when wrapped up with the above task.</text:p>
            </text:list-item>
          </text:list>
        </text:list-item>
        <text:list-item>
          <text:p text:style-name="P9">Extend session serialization so that it saves stockpiles of resources within MapNodes, and also the current position of the camera.</text:p>
          <text:list>
            <text:list-item>
              <text:p text:style-name="P9">Estimated 1 pomodoro to complete.</text:p>
            </text:list-item>
            <text:list-item>
              <text:p text:style-name="P9">Took 1 to complete.</text:p>
            </text:list-item>
          </text:list>
        </text:list-item>
        <text:list-item>
          <text:p text:style-name="P9">Add sound effects to the pressing of various buttons and the clicking of various toggles.</text:p>
          <text:list>
            <text:list-item>
              <text:p text:style-name="P9">Estimated 2 pomodoros to complete.</text:p>
            </text:list-item>
            <text:list-item>
              <text:p text:style-name="P9">Took 3 to complete.</text:p>
            </text:list-item>
          </text:list>
        </text:list-item>
        <text:list-item>
          <text:p text:style-name="P9">Add sound effects to the selection and deselection of MapNodes.</text:p>
          <text:list>
            <text:list-item>
              <text:p text:style-name="P9">Estimated 1 pomodoro to complete.</text:p>
            </text:list-item>
            <text:list-item>
              <text:p text:style-name="P9">Took 1 to complete.</text:p>
            </text:list-item>
          </text:list>
        </text:list-item>
        <text:list-item>
          <text:p text:style-name="P9">Add sound effects to the opening and closing of various menus.</text:p>
          <text:list>
            <text:list-item>
              <text:p text:style-name="P9">Estimated 2 pomodoros to complete.</text:p>
            </text:list-item>
            <text:list-item>
              <text:p text:style-name="P9">Took 3 to complete.</text:p>
            </text:list-item>
          </text:list>
        </text:list-item>
      </text:list>
      <text:p text:style-name="Text_20_body"/>
      <text:p text:style-name="Text_20_body">Desirable</text:p>
      <text:list xml:id="list6758034961300983073" text:style-name="L10">
        <text:list-item>
          <text:p text:style-name="P10"><text:s/></text:p>
        </text:list-item>
      </text:list>
      <text:p text:style-name="Text_20_body"/>
      <text:p text:style-name="Text_20_body"/>
      <text:h text:style-name="P14" text:outline-level="3">Abandoned</text:h>
      <text:p text:style-name="Text_20_body"/>
      <text:p text:style-name="Text_20_body">Critical ( hours of work remaining)</text:p>
      <text:list xml:id="list32482039" text:continue-list="list32473656" text:style-name="L3">
        <text:list-item text:start-value="1">
          <text:p text:style-name="P3"><text:s/></text:p>
        </text:list-item>
      </text:list>
      <text:p text:style-name="Text_20_body"/>
      <text:p text:style-name="Text_20_body">Important ( hours of work remaining)</text:p>
      <text:list xml:id="list5355807984343495970" text:style-name="L11">
        <text:list-item>
          <text:p text:style-name="P11">Find or create unit tests that prove the correctness of the polygon detection algorithm I found, as well as its component algorithms.</text:p>
          <text:list>
            <text:list-item>
              <text:p text:style-name="P11">Estimated 8 pomodoros to complete.</text:p>
            </text:list-item>
            <text:list-item>
              <text:p text:style-name="P11">Task and its related components were ultimately considered too complex, too difficult to implement, and not useful for the problem at hand.</text:p>
            </text:list-item>
          </text:list>
        </text:list-item>
        <text:list-item>
          <text:p text:style-name="P11">Greenlight the unit tests for the polygon detection algorithm, and its component algorithms.</text:p>
          <text:list>
            <text:list-item>
              <text:p text:style-name="P11">Estimated 8 pomodoros to complete.</text:p>
            </text:list-item>
            <text:list-item>
              <text:p text:style-name="P11">Task and its related components were ultimately considered too complex, too difficult to implement, and not useful for the problem at hand.</text:p>
            </text:list-item>
          </text:list>
        </text:list-item>
        <text:list-item>
          <text:p text:style-name="P11">Build unit tests to prove the correctness of my map partitioning algorithm.</text:p>
          <text:list>
            <text:list-item>
              <text:p text:style-name="P11">Estimated 5 pomodoros to complete.</text:p>
            </text:list-item>
            <text:list-item>
              <text:p text:style-name="P11">Task and its related components were ultimately considered too complex, too difficult to implement, and not useful for the problem at hand.</text:p>
            </text:list-item>
          </text:list>
        </text:list-item>
        <text:list-item>
          <text:p text:style-name="P11">Greenlight the map partitioning algorithm unit tests.</text:p>
          <text:list>
            <text:list-item>
              <text:p text:style-name="P11">Estimated 5 pomodoros to complete.</text:p>
            </text:list-item>
            <text:list-item>
              <text:p text:style-name="P11">Task and its related components were ultimately considered too complex, too difficult to implement, and not useful for the problem at hand.</text:p>
            </text:list-item>
          </text:list>
        </text:list-item>
        <text:list-item>
          <text:p text:style-name="P11">Integrate the map partitioning algorithm into MapGraph proper.</text:p>
          <text:list>
            <text:list-item>
              <text:p text:style-name="P11">Estimated 1 pomodoro to complete.</text:p>
            </text:list-item>
            <text:list-item>
              <text:p text:style-name="P11">Task and its related components were ultimately considered too complex, too difficult to implement, and not useful for the problem at hand.</text:p>
            </text:list-item>
          </text:list>
        </text:list-item>
      </text:list>
      <text:p text:style-name="Text_20_body"/>
      <text:p text:style-name="Text_20_body">Desirable ( hours of work remaining)</text:p>
      <text:list xml:id="list8549793778021596591" text:style-name="L12">
        <text:list-item>
          <text:p text:style-name="P12"><text:s/></text:p>
        </text:list-item>
      </text:list>
      <text:p text:style-name="Text_20_body"/>
      <text:h text:style-name="P13"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2DT11H11M25S</meta:editing-duration>
    <meta:editing-cycles>50</meta:editing-cycles>
    <meta:generator>OpenOffice/4.1.1$Win32 OpenOffice.org_project/411m6$Build-9775</meta:generator>
    <dc:date>2017-06-23T12:29:39.41</dc:date>
    <meta:document-statistic meta:table-count="0" meta:image-count="0" meta:object-count="0" meta:page-count="10" meta:paragraph-count="185" meta:word-count="2684" meta:character-count="15722"/>
    <meta:user-defined meta:name="Info 1"/>
    <meta:user-defined meta:name="Info 2"/>
    <meta:user-defined meta:name="Info 3"/>
    <meta:user-defined meta:name="Info 4"/>
  </office:meta>
</office:document-meta>
</file>